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mbria Math" svg:font-family="Cambria Math" style:font-family-generic="roman" style:font-pitch="variable" svg:panose-1="2 4 5 3 5 4 6 3 2 4"/>
  </office:font-face-decls>
  <office:automatic-styles>
    <style:style style:name="P1" style:parent-style-name="Normale" style:master-page-name="MP0" style:family="paragraph">
      <style:paragraph-properties fo:break-before="page" fo:margin-top="0.0694in" fo:margin-bottom="0.0694in" fo:line-height="100%"/>
    </style:style>
    <style:style style:name="T2"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3"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4"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5" style:parent-style-name="Normale"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it" style:country-asian="IT"/>
    </style:style>
    <style:style style:name="P6" style:parent-style-name="Normale" style:family="paragraph">
      <style:paragraph-properties fo:margin-top="0.0694in" fo:margin-bottom="0.0694in" fo:line-height="100%"/>
    </style:style>
    <style:style style:name="T7"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8"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9"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10"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11"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12" style:parent-style-name="Normale" style:family="paragraph">
      <style:paragraph-properties fo:margin-top="0.0694in" fo:margin-bottom="0.0694in" fo:line-height="100%"/>
    </style:style>
    <style:style style:name="T13"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14" style:parent-style-name="Car.predefinitoparagrafo" style:family="text">
      <style:text-properties style:font-name="Cambria Math" style:font-name-asian="Times New Roman" style:font-name-complex="Cambria Math" style:letter-kerning="false" fo:font-size="12pt" style:font-size-asian="12pt" style:font-size-complex="12pt" style:language-asian="it" style:country-asian="IT"/>
    </style:style>
    <style:style style:name="T15"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16" style:parent-style-name="Normale"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17" style:parent-style-name="Normale" style:family="paragraph">
      <style:paragraph-properties fo:margin-top="0.0694in" fo:margin-bottom="0.0694in" fo:line-height="100%"/>
    </style:style>
    <style:style style:name="T18"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19"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20"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21" style:parent-style-name="Normale" style:family="paragraph">
      <style:paragraph-properties fo:margin-top="0.0694in" fo:margin-bottom="0.0694in" fo:line-height="100%"/>
    </style:style>
    <style:style style:name="T22"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23" style:parent-style-name="Car.predefinitoparagrafo" style:family="text">
      <style:text-properties style:font-name="Cambria Math" style:font-name-asian="Times New Roman" style:font-name-complex="Cambria Math" style:letter-kerning="false" fo:font-size="12pt" style:font-size-asian="12pt" style:font-size-complex="12pt" style:language-asian="it" style:country-asian="IT"/>
    </style:style>
    <style:style style:name="T24"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25" style:parent-style-name="Normale"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it" style:country-asian="IT"/>
    </style:style>
    <style:style style:name="P26" style:parent-style-name="Normale" style:family="paragraph">
      <style:paragraph-properties fo:margin-top="0.0694in" fo:margin-bottom="0.0694in" fo:line-height="100%"/>
    </style:style>
    <style:style style:name="T27"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28"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29"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30" style:parent-style-name="Normale" style:family="paragraph">
      <style:paragraph-properties fo:margin-top="0.0694in" fo:margin-bottom="0.0694in" fo:line-height="100%"/>
    </style:style>
    <style:style style:name="T31"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32" style:parent-style-name="Car.predefinitoparagrafo" style:family="text">
      <style:text-properties style:font-name="Cambria Math" style:font-name-asian="Times New Roman" style:font-name-complex="Cambria Math" style:letter-kerning="false" fo:font-size="12pt" style:font-size-asian="12pt" style:font-size-complex="12pt" style:language-asian="it" style:country-asian="IT"/>
    </style:style>
    <style:style style:name="T33"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34" style:parent-style-name="Car.predefinitoparagrafo" style:family="text">
      <style:text-properties style:font-name="Cambria Math" style:font-name-asian="Times New Roman" style:font-name-complex="Cambria Math" style:letter-kerning="false" fo:font-size="12pt" style:font-size-asian="12pt" style:font-size-complex="12pt" style:language-asian="it" style:country-asian="IT"/>
    </style:style>
    <style:style style:name="T35"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36" style:parent-style-name="Normale"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it" style:country-asian="IT"/>
    </style:style>
    <style:style style:name="P37" style:parent-style-name="Normale" style:family="paragraph">
      <style:paragraph-properties fo:margin-top="0.0694in" fo:margin-bottom="0.0694in" fo:line-height="100%"/>
    </style:style>
    <style:style style:name="T38"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39"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40"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41"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42" style:parent-style-name="Normale" style:family="paragraph">
      <style:paragraph-properties fo:margin-top="0.0694in" fo:margin-bottom="0.0694in" fo:line-height="100%"/>
    </style:style>
    <style:style style:name="T43"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44"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45"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46" style:parent-style-name="Normale" style:family="paragraph">
      <style:paragraph-properties fo:margin-top="0.0694in" fo:margin-bottom="0.0694in" fo:line-height="100%"/>
    </style:style>
    <style:style style:name="T47"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48"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49"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50" style:parent-style-name="Normale"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51" style:parent-style-name="Normale"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it" style:country-asian="IT"/>
    </style:style>
    <style:style style:name="P52" style:parent-style-name="Normale" style:family="paragraph">
      <style:paragraph-properties fo:margin-top="0.0694in" fo:margin-bottom="0.0694in" fo:line-height="100%"/>
    </style:style>
    <style:style style:name="T53"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54"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55"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56" style:parent-style-name="Car.predefinitoparagrafo" style:family="text">
      <style:text-properties style:font-name="Cambria Math" style:font-name-asian="Times New Roman" style:font-name-complex="Cambria Math" style:letter-kerning="false" fo:font-size="12pt" style:font-size-asian="12pt" style:font-size-complex="12pt" style:language-asian="it" style:country-asian="IT"/>
    </style:style>
    <style:style style:name="T57"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58" style:parent-style-name="Normale" style:family="paragraph">
      <style:paragraph-properties fo:margin-top="0.0694in" fo:margin-bottom="0.0694in" fo:line-height="100%"/>
    </style:style>
    <style:style style:name="T59"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60" style:parent-style-name="Car.predefinitoparagrafo" style:family="text">
      <style:text-properties style:font-name="Cambria Math" style:font-name-asian="Times New Roman" style:font-name-complex="Cambria Math" style:letter-kerning="false" fo:font-size="12pt" style:font-size-asian="12pt" style:font-size-complex="12pt" style:language-asian="it" style:country-asian="IT"/>
    </style:style>
    <style:style style:name="T61"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62" style:parent-style-name="Normale" style:family="paragraph">
      <style:paragraph-properties fo:margin-top="0.0694in" fo:margin-bottom="0.0694in" fo:line-height="100%"/>
    </style:style>
    <style:style style:name="T63"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64" style:parent-style-name="Car.predefinitoparagrafo" style:family="text">
      <style:text-properties style:font-name="Cambria Math" style:font-name-asian="Times New Roman" style:font-name-complex="Cambria Math" style:letter-kerning="false" fo:font-size="12pt" style:font-size-asian="12pt" style:font-size-complex="12pt" style:language-asian="it" style:country-asian="IT"/>
    </style:style>
    <style:style style:name="T65"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66" style:parent-style-name="Normale" style:family="paragraph">
      <style:paragraph-properties fo:margin-top="0.0694in" fo:margin-bottom="0.0694in" fo:line-height="100%"/>
    </style:style>
    <style:style style:name="T67"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68"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69"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70" style:parent-style-name="Normale" style:family="paragraph">
      <style:paragraph-properties fo:margin-top="0.0694in" fo:margin-bottom="0.0694in" fo:line-height="100%"/>
    </style:style>
    <style:style style:name="T71"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72" style:parent-style-name="Car.predefinitoparagrafo" style:family="text">
      <style:text-properties style:font-name="Cambria Math" style:font-name-asian="Times New Roman" style:font-name-complex="Cambria Math" style:letter-kerning="false" fo:font-size="12pt" style:font-size-asian="12pt" style:font-size-complex="12pt" style:language-asian="it" style:country-asian="IT"/>
    </style:style>
    <style:style style:name="T73"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74" style:parent-style-name="Normale"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style:style>
  </office:automatic-styles>
  <office:body>
    <office:text text:use-soft-page-breaks="true">
      <text:p text:style-name="P1"><text:span text:style-name="T2">Questo capitolo presenta diversi metodi per ridurre un problema di apprendimento con un insieme di ipotesi infinito all'analisi di insiemi di ipotesi finiti e quindi procedere come nel capitolo precedente, con l'obiettivo di analizzare in modo più dettagliato il problema della generalizzazione e cercare di derivare garanzie teoriche per l'apprendimento. Un'idea generale per farlo consiste nel ridurre il caso infinito all'analisi di insiemi di ipotesi finiti e quindi procedere come nel capitolo precedente. Esistono diverse tecniche per tale riduzione, ciascuna basata su una diversa nozione di complessità per la famiglia di ipotesi. La prima nozione di complessità che verrà utilizzata è quella di<text:s/></text:span><text:span text:style-name="T3">complessità di Rademacher</text:span><text:span text:style-name="T4">, che ci aiuterà a derivare garanzie di apprendimento utilizzando prove relativamente semplici basate sulla disuguaglianza di McDiarmid, ottenendo al contempo limiti di alta qualità, inclusi quelli dipendenti dai dati, che utilizzeremo frequentemente nei capitoli futuri. Tuttavia, il calcolo della complessità empirica di Rademacher è NP-difficile per alcuni insiemi di ipotesi. Pertanto, introdurremo successivamente altre due nozioni puramente combinatorie, la funzione di crescita e la dimensione VC. Prima mettiamo in relazione la complessità di Rademacher con la funzione di crescita e poi limitiamo la funzione di crescita in termini di dimensione VC. La dimensione VC è spesso più facile da delimitare o stimare. Esamineremo una serie di esempi che mostrano come calcolarla o delimitarla, quindi metteremo in relazione la funzione di crescita e le dimensioni VC. Questo porta a limiti di generalizzazione basati sulla dimensione VC. Infine, presentiamo limiti inferiori basati sulla dimensione VC per due diverse impostazioni: l'impostazione realizzabile, dove c'è almeno un'ipotesi nell'insieme di ipotesi in esame che raggiunge un errore atteso pari a zero, così come l'impostazione non realizzabile, dove nessuna ipotesi nell'insieme raggiunge un errore atteso pari a zero.</text:span></text:p>
      <text:h text:style-name="P5" text:outline-level="3">Sezione 3.1: Complessità di Rademacher</text:h>
      <text:p text:style-name="P6"><text:span text:style-name="T7">La<text:s/></text:span><text:span text:style-name="T8">complessità di Rademacher</text:span><text:span text:style-name="T9"><text:s/>cattura la ricchezza di una famiglia di funzioni misurando il grado in cui un insieme di ipotesi può adattarsi al rumore casuale. La<text:s/></text:span><text:span text:style-name="T10">complessità di Rademacher empirica</text:span><text:span text:style-name="T11"><text:s/>di G rispetto al campione S è definita come:</text:span></text:p>
      <text:p text:style-name="P12"><text:span text:style-name="T13">$R̂_S(G) = E_σ [ sup_{g</text:span><text:span text:style-name="T14">∈</text:span><text:span text:style-name="T15">G} \frac{1}{m} \sum_{i=1}^m σ_ig(z_i) ]$,</text:span></text:p>
      <text:p text:style-name="P16">dove $σ = (σ_1, . . . , σ_m)^&gt;$, con $σ_i$ variabili casuali uniformi indipendenti che assumono valori in {-1,+1}. Le variabili casuali $σ_i$ sono chiamate variabili di Rademacher.</text:p>
      <text:p text:style-name="P17"><text:span text:style-name="T18">Per qualsiasi intero m ≥ 1, la<text:s/></text:span><text:span text:style-name="T19">compplessità di Rademacher</text:span><text:span text:style-name="T20"><text:s/>di G è l'aspettativa della complessità di Rademacher empirica su tutti i campioni di dimensione m tratti secondo D:</text:span></text:p>
      <text:p text:style-name="P21"><text:span text:style-name="T22">$R_m(G) = E_{S</text:span><text:span text:style-name="T23">∼</text:span><text:span text:style-name="T24">D^m} [R̂_S(G)]$</text:span></text:p>
      <text:h text:style-name="P25" text:outline-level="3">Sezione 3.2: Funzione di crescita</text:h>
      <text:p text:style-name="P26"><text:span text:style-name="T27">Mostreremo come la complessità di Rademacher può essere delimitata in termini della funzione di crescita. La<text:s/></text:span><text:span text:style-name="T28">funzione di crescita</text:span><text:span text:style-name="T29"><text:s/>$Π_H : N → N$ per un insieme di ipotesi H è definita come segue:</text:span></text:p>
      <text:p text:style-name="P30"><text:span text:style-name="T31">$Π_H(m) = max_{x_1,...,x_m<text:s/></text:span><text:span text:style-name="T32">∈</text:span><text:span text:style-name="T33"><text:s/>X} |{ (h(x_1), . . . , h(x_m)) : h<text:s/></text:span><text:span text:style-name="T34">∈</text:span><text:span text:style-name="T35"><text:s/>H}|$</text:span></text:p>
      <text:h text:style-name="P36" text:outline-level="3">Sezione 3.3: Dimensione VC</text:h>
      <text:p text:style-name="P37"><text:span text:style-name="T38">Introdurremo la nozione di<text:s/></text:span><text:span text:style-name="T39">dimensione VC</text:span><text:span text:style-name="T40"><text:s/>(dimensione Vapnik-Chervonenkis). La dimensione VC è anch'essa una nozione puramente combinatoria ma spesso è più facile da calcolare rispetto<text:s/></text:span><text:soft-page-break/><text:span text:style-name="T41">alla funzione di crescita (o alla complessità di Rademacher). Come vedremo, la dimensione VC è una quantità chiave nell'apprendimento ed è direttamente correlata alla funzione di crescita.</text:span></text:p>
      <text:p text:style-name="P42"><text:span text:style-name="T43">Per definire la dimensione VC di un insieme di ipotesi H, introduciamo prima il concetto di<text:s/></text:span><text:span text:style-name="T44">frantumazione</text:span><text:span text:style-name="T45">. Ricordiamo dalla sezione precedente che, dato un insieme di ipotesi H, una dicotomia di un insieme S è uno dei possibili modi di etichettare i punti di S usando una funzione nell'insieme di ipotesi H. Diciamo che un insieme di ipotesi H frantuma un insieme di punti S se e solo se H realizza tutte le possibili dicotomie di S, ovvero se il numero di tali dicotomie è $2^{|S|}$.</text:span></text:p>
      <text:p text:style-name="P46"><text:span text:style-name="T47">La<text:s/></text:span><text:span text:style-name="T48">dimensione VC</text:span><text:span text:style-name="T49"><text:s/>di un insieme di ipotesi H, indicata con VCdim(H), è la cardinalità dell'insieme più grande di punti frantumati da H. Formalmente,</text:span></text:p>
      <text:p text:style-name="P50">VCdim(H) = max{ |S| : S frantumato da H }.</text:p>
      <text:h text:style-name="P51" text:outline-level="3">Sezione 3.4 Limiti inferiori</text:h>
      <text:p text:style-name="P52"><text:span text:style-name="T53">Il teorema 3.20, noto come<text:s/></text:span><text:span text:style-name="T54">limite inferiore nel caso realizzabile</text:span><text:span text:style-name="T55">, afferma che per un insieme di ipotesi H con dimensione VC d &gt; 1, per ogni m ≥ 1 e per ogni algoritmo di apprendimento A, esistono una distribuzione D su X e una funzione target f<text:s/></text:span><text:span text:style-name="T56">∈</text:span><text:span text:style-name="T57"><text:s/>H tali che:</text:span></text:p>
      <text:p text:style-name="P58"><text:span text:style-name="T59">$P_{S</text:span><text:span text:style-name="T60">∼</text:span><text:span text:style-name="T61">D^m} [R_D(h_S, f) &gt; \frac{d−1}{32m}] ≥ 1/100$</text:span></text:p>
      <text:p text:style-name="P62"><text:span text:style-name="T63">Questo teorema mostra che per ogni algoritmo di apprendimento A, esiste una distribuzione D e una funzione target f<text:s/></text:span><text:span text:style-name="T64">∈</text:span><text:span text:style-name="T65"><text:s/>H per cui l'errore dell'ipotesi restituita da A è una costante moltiplicata per d/m con una certa probabilità costante. Questo dimostra ulteriormente il ruolo chiave svolto dalla dimensione VC nell'apprendimento. Il risultato implica in particolare che l'apprendimento PAC nel caso realizzabile non è possibile quando la dimensione VC è infinita.</text:span></text:p>
      <text:p text:style-name="P66"><text:span text:style-name="T67">Il teorema 3.22, noto come<text:s/></text:span><text:span text:style-name="T68">limite inferiore nel caso non realizzabile</text:span><text:span text:style-name="T69">, afferma che, sotto l'ipotesi che $m/d ≥ 1/(256α^2)$, esiste una costante positiva c tale che per ogni algoritmo di apprendimento A che restituisce una funzione in H, esiste una distribuzione D su X × {−1,+1} per cui:</text:span></text:p>
      <text:p text:style-name="P70"><text:span text:style-name="T71">$P_{S</text:span><text:span text:style-name="T72">∼</text:span><text:span text:style-name="T73">D^m} [R_D(h_S)−R_D(h^*_D) &gt; c\sqrt\frac{d}{m}] &gt; \frac{1}{64} (1−2e^{−2})$.</text:span></text:p>
      <text:p text:style-name="P74">Questo teorema mostra che per ogni algoritmo A che restituisce una funzione in H, esiste una distribuzione D per cui l'errore dell'ipotesi restituita da A è una costante moltiplicata per √{d/m} con una certa probabilità costante. La dimensione VC appare come una quantità critica nell'apprendimento anche in questa impostazione generale. In particolare, con una dimensione VC infinita, l'apprendimento PAC agnostico non è possibile.</text:p>
      <text:p text:style-name="Norma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olo2" style:display-name="Titolo 2" style:family="paragraph" style:parent-style-name="Normale" style:next-style-name="Normale"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olo3" style:display-name="Titolo 3" style:family="paragraph" style:parent-style-name="Normale" style:next-style-name="Normale"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olo4" style:display-name="Titolo 4" style:family="paragraph" style:parent-style-name="Normale" style:next-style-name="Normale"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olo5" style:display-name="Titolo 5" style:family="paragraph" style:parent-style-name="Normale" style:next-style-name="Normale"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olo6" style:display-name="Titolo 6" style:family="paragraph" style:parent-style-name="Normale" style:next-style-name="Normale"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olo7" style:display-name="Titolo 7" style:family="paragraph" style:parent-style-name="Normale" style:next-style-name="Normale"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olo8" style:display-name="Titolo 8" style:family="paragraph" style:parent-style-name="Normale" style:next-style-name="Normale"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olo9" style:display-name="Titolo 9" style:family="paragraph" style:parent-style-name="Normale" style:next-style-name="Normale" style:default-outline-level="9">
      <style:paragraph-properties fo:keep-with-next="always" fo:keep-together="always" fo:margin-bottom="0in"/>
      <style:text-properties style:font-name-asian="Times New Roman" style:font-name-complex="Times New Roman" fo:color="#272727" fo:hyphenate="false"/>
    </style:style>
    <style:style style:name="Normale" style:display-name="Normale" style:family="paragraph">
      <style:text-properties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Aptos Display" style:font-name-asian="Times New Roman" style:font-name-complex="Times New Roman" fo:color="#0F4761" fo:font-size="20pt" style:font-size-asian="20pt" style:font-size-complex="20pt"/>
    </style:style>
    <style:style style:name="Titolo2Carattere" style:display-name="Titolo 2 Carattere" style:family="text" style:parent-style-name="Car.predefinitoparagrafo">
      <style:text-properties style:font-name="Aptos Display" style:font-name-asian="Times New Roman" style:font-name-complex="Times New Roman" fo:color="#0F4761" fo:font-size="16pt" style:font-size-asian="16pt" style:font-size-complex="16pt"/>
    </style:style>
    <style:style style:name="Titolo3Carattere" style:display-name="Titolo 3 Carattere" style:family="text" style:parent-style-name="Car.predefinitoparagrafo">
      <style:text-properties style:font-name-asian="Times New Roman" style:font-name-complex="Times New Roman" fo:color="#0F4761" fo:font-size="14pt" style:font-size-asian="14pt" style:font-size-complex="14pt"/>
    </style:style>
    <style:style style:name="Titolo4Carattere" style:display-name="Titolo 4 Carattere" style:family="text" style:parent-style-name="Car.predefinitoparagrafo">
      <style:text-properties style:font-name-asian="Times New Roman" style:font-name-complex="Times New Roman" fo:font-style="italic" style:font-style-asian="italic" style:font-style-complex="italic" fo:color="#0F4761"/>
    </style:style>
    <style:style style:name="Titolo5Carattere" style:display-name="Titolo 5 Carattere" style:family="text" style:parent-style-name="Car.predefinitoparagrafo">
      <style:text-properties style:font-name-asian="Times New Roman" style:font-name-complex="Times New Roman" fo:color="#0F4761"/>
    </style:style>
    <style:style style:name="Titolo6Carattere" style:display-name="Titolo 6 Carattere" style:family="text" style:parent-style-name="Car.predefinitoparagrafo">
      <style:text-properties style:font-name-asian="Times New Roman" style:font-name-complex="Times New Roman" fo:font-style="italic" style:font-style-asian="italic" style:font-style-complex="italic" fo:color="#595959"/>
    </style:style>
    <style:style style:name="Titolo7Carattere" style:display-name="Titolo 7 Carattere" style:family="text" style:parent-style-name="Car.predefinitoparagrafo">
      <style:text-properties style:font-name-asian="Times New Roman" style:font-name-complex="Times New Roman" fo:color="#595959"/>
    </style:style>
    <style:style style:name="Titolo8Carattere" style:display-name="Titolo 8 Carattere" style:family="text" style:parent-style-name="Car.predefinitoparagrafo">
      <style:text-properties style:font-name-asian="Times New Roman" style:font-name-complex="Times New Roman" fo:font-style="italic" style:font-style-asian="italic" style:font-style-complex="italic" fo:color="#272727"/>
    </style:style>
    <style:style style:name="Titolo9Carattere" style:display-name="Titolo 9 Carattere" style:family="text" style:parent-style-name="Car.predefinitoparagrafo">
      <style:text-properties style:font-name-asian="Times New Roman" style:font-name-complex="Times New Roman" fo:color="#272727"/>
    </style:style>
    <style:style style:name="Titolo" style:display-name="Titolo" style:family="paragraph" style:parent-style-name="Normale" style:next-style-name="Normale">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oloCarattere" style:display-name="Titolo Carattere" style:family="text" style:parent-style-name="Car.predefinitoparagrafo">
      <style:text-properties style:font-name="Aptos Display" style:font-name-asian="Times New Roman" style:font-name-complex="Times New Roman" fo:letter-spacing="-0.0069in" style:letter-kerning="true" fo:font-size="28pt" style:font-size-asian="28pt" style:font-size-complex="28pt"/>
    </style:style>
    <style:style style:name="Sottotitolo" style:display-name="Sottotitolo" style:family="paragraph" style:parent-style-name="Normale" style:next-style-name="Normale">
      <style:text-properties style:font-name-asian="Times New Roman" style:font-name-complex="Times New Roman" fo:color="#595959" fo:letter-spacing="0.0104in" fo:font-size="14pt" style:font-size-asian="14pt" style:font-size-complex="14pt" fo:hyphenate="false"/>
    </style:style>
    <style:style style:name="SottotitoloCarattere" style:display-name="Sottotitolo Carattere" style:family="text" style:parent-style-name="Car.predefinitoparagrafo">
      <style:text-properties style:font-name-asian="Times New Roman" style:font-name-complex="Times New Roman" fo:color="#595959" fo:letter-spacing="0.0104in" fo:font-size="14pt" style:font-size-asian="14pt" style:font-size-complex="14pt"/>
    </style:style>
    <style:style style:name="Citazione" style:display-name="Citazione" style:family="paragraph" style:parent-style-name="Normale" style:next-style-name="Normale">
      <style:paragraph-properties fo:text-align="center" fo:margin-top="0.1111in"/>
      <style:text-properties fo:font-style="italic" style:font-style-asian="italic" style:font-style-complex="italic" fo:color="#404040" fo:hyphenate="false"/>
    </style:style>
    <style:style style:name="CitazioneCarattere" style:display-name="Citazione Carattere" style:family="text" style:parent-style-name="Car.predefinitoparagrafo">
      <style:text-properties fo:font-style="italic" style:font-style-asian="italic" style:font-style-complex="italic" fo:color="#404040"/>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Enfasiintensa" style:display-name="Enfasi intensa" style:family="text" style:parent-style-name="Car.predefinitoparagrafo">
      <style:text-properties fo:font-style="italic" style:font-style-asian="italic" style:font-style-complex="italic" fo:color="#0F4761"/>
    </style:style>
    <style:style style:name="Citazioneintensa" style:display-name="Citazione intensa" style:family="paragraph" style:parent-style-name="Normale" style:next-style-name="Normale">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zioneintensaCarattere" style:display-name="Citazione intensa Carattere" style:family="text" style:parent-style-name="Car.predefinitoparagrafo">
      <style:text-properties fo:font-style="italic" style:font-style-asian="italic" style:font-style-complex="italic" fo:color="#0F4761"/>
    </style:style>
    <style:style style:name="Riferimentointenso" style:display-name="Riferimento intenso" style:family="text" style:parent-style-name="Car.predefinitoparagrafo">
      <style:text-properties fo:font-weight="bold" style:font-weight-asian="bold" style:font-weight-complex="bold" fo:font-variant="small-caps" fo:color="#0F4761" fo:letter-spacing="0.0034in"/>
    </style:style>
    <style:style style:name="NormaleWeb" style:display-name="Normale (Web)" style:family="paragraph" style:parent-style-name="Normale">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fo:hyphenate="false"/>
    </style:style>
    <style:style style:name="Enfasigrassetto" style:display-name="Enfasi (grassetto)" style:family="text" style:parent-style-name="Car.predefinitoparagrafo">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OSTAGNO ANDREA</meta:initial-creator>
    <dc:creator>ROSTAGNO ANDREA</dc:creator>
    <meta:creation-date>2024-06-16T10:24:00Z</meta:creation-date>
    <dc:date>2024-06-16T10:24:00Z</dc:date>
    <meta:template xlink:href="Normal" xlink:type="simple"/>
    <meta:editing-cycles>1</meta:editing-cycles>
    <meta:editing-duration>PT0S</meta:editing-duration>
    <meta:document-statistic meta:page-count="2" meta:paragraph-count="11" meta:word-count="855" meta:character-count="5722" meta:row-count="40" meta:non-whitespace-character-count="4878"/>
  </office:meta>
</office:document-meta>
</file>